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4692" officeooo:paragraph-rsid="00024692"/>
    </style:style>
    <style:style style:name="T1" style:family="text">
      <style:text-properties officeooo:rsid="00024692"/>
    </style:style>
    <style:style style:name="T2" style:family="text">
      <style:text-properties officeooo:rsid="00062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erical</text:p>
      <text:p text:style-name="Standard"><text:span text:style-name="T1">2: <text:s text:c="2"/></text:span>“ORIG_SALES_ORDER_LINE_NUM”</text:p>
      <text:p text:style-name="P1">7: <text:s text:c="2"/>“ITEM_WT_QTY”</text:p>
      <text:p text:style-name="P1">10: “ORDER_QTY”</text:p>
      <text:p text:style-name="P1">35: “PRICE_MATCH_AMT”</text:p>
      <text:p text:style-name="P1">40: “PROMO_AMT”</text:p>
      <text:p text:style-name="P1">43: “PO_LINE_NUM”</text:p>
      <text:p text:style-name="P1">77: “ORIG_ITEM_PRICE_AMT”</text:p>
      <text:p text:style-name="P1"/>
      <text:p text:style-name="P1">Categorical</text:p>
      <text:p text:style-name="P1">8: <text:s text:c="3"/>“ITEM_WT_UOM_CD”</text:p>
      <text:p text:style-name="P1">20: <text:s/>“FULFMT_TYPE_DESC”</text:p>
      <text:p text:style-name="P1">38: <text:s/>“VEND_NM”</text:p>
      <text:p text:style-name="P1">68: <text:s/>“PICKER_ID”</text:p>
      <text:p text:style-name="P1"/>
      <text:p text:style-name="P1">TS_col</text:p>
      <text:p text:style-name="P1">16: <text:s/>“ORDER_PLCD_LCL_TS”</text:p>
      <text:p text:style-name="P1">18: <text:s/>“ORDER_SLOT_LCL_START_TS” </text:p>
      <text:p text:style-name="P1">33: <text:s/>“EPOS_CMPL_LCL_DT”</text:p>
      <text:p text:style-name="P1"/>
      <text:p text:style-name="P1">Mult</text:p>
      <text:p text:style-name="P1">45: “PICKED_QTY”</text:p>
      <text:p text:style-name="P1">46: “NIL_PICKED_QTY”</text:p>
      <text:p text:style-name="P1"/>
      <text:p text:style-name="P1">Tar</text:p>
      <text:p text:style-name="P1">6: “PICK_STATUS_CD”</text:p>
      <text:p text:style-name="P1"/>
      <text:p text:style-name="P1">st_id</text:p>
      <text:p text:style-name="P1">26: “<text:span text:style-name="T2">STORE_ID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3:21:25.979379416</meta:creation-date>
    <dc:date>2019-08-02T13:32:53.071985982</dc:date>
    <meta:editing-duration>PT11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42" meta:character-count="403" meta:non-whitespace-character-count="371"/>
  </office:meta>
</office:document-meta>
</file>